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Georgia3" svg:font-family="Georgia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officeooo:rsid="0008f783" officeooo:paragraph-rsid="0008f783"/>
    </style:style>
    <style:style style:name="P2" style:family="paragraph" style:parent-style-name="Text_20_body" style:list-style-name="L1">
      <style:text-properties fo:font-weight="bold" officeooo:rsid="0008f783" officeooo:paragraph-rsid="0008f783" style:font-weight-asian="bold" style:font-weight-complex="bold"/>
    </style:style>
    <style:style style:name="P3" style:family="paragraph" style:parent-style-name="Text_20_body" style:list-style-name="L2">
      <style:text-properties officeooo:rsid="00075674" officeooo:paragraph-rsid="00075674"/>
    </style:style>
    <style:style style:name="P4" style:family="paragraph" style:parent-style-name="Heading_20_2">
      <style:text-properties officeooo:rsid="00075674" officeooo:paragraph-rsid="00075674"/>
    </style:style>
    <style:style style:name="P5" style:family="paragraph" style:parent-style-name="Text_20_body" style:list-style-name="L3">
      <style:text-properties officeooo:rsid="00075674" officeooo:paragraph-rsid="00075674"/>
    </style:style>
    <style:style style:name="P6" style:family="paragraph" style:parent-style-name="Text_20_body" style:list-style-name="L3">
      <style:text-properties fo:font-weight="normal" officeooo:rsid="00075674" officeooo:paragraph-rsid="00075674" style:font-weight-asian="normal" style:font-weight-complex="normal"/>
    </style:style>
    <style:style style:name="P7" style:family="paragraph" style:parent-style-name="Text_20_body" style:list-style-name="L3">
      <style:text-properties fo:font-style="normal" fo:font-weight="normal" officeooo:rsid="00075674" officeooo:paragraph-rsid="00075674" style:font-style-asian="normal" style:font-weight-asian="normal" style:font-style-complex="normal" style:font-weight-complex="normal"/>
    </style:style>
    <style:style style:name="P8" style:family="paragraph" style:parent-style-name="Footnote">
      <style:text-properties fo:font-weight="bold" officeooo:rsid="0008f783" officeooo:paragraph-rsid="0008f783" style:font-weight-asian="bold" style:font-weight-complex="bold"/>
    </style:style>
    <style:style style:name="P9" style:family="paragraph" style:parent-style-name="Text_20_body">
      <style:text-properties fo:font-style="normal" fo:font-weight="normal" officeooo:rsid="00075674" officeooo:paragraph-rsid="00075674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674" style:font-weight-asian="bold" style:font-weight-complex="bold"/>
    </style:style>
    <style:style style:name="T4" style:family="text">
      <style:text-properties officeooo:rsid="0007567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ETADATA</text:h>
      <text:list text:style-name="L1">
        <text:list-item>
          <text:p text:style-name="P2">PUBLISHED<text:span text:style-name="T1">: 05/01/2025</text:span></text:p>
        </text:list-item>
        <text:list-item>
          <text:p text:style-name="P2">FILE ID:<text:span text:style-name="T1"> DELL9380-20260105-FAULT_SHEET</text:span></text:p>
        </text:list-item>
      </text:list>
      <text:h text:style-name="Heading_20_2" text:outline-level="2">BREIF</text:h>
      <text:list text:style-name="L2">
        <text:list-item>
          <text:p text:style-name="P3">Fingerprint sensor – recessed in but functional</text:p>
        </text:list-item>
        <text:list-item>
          <text:p text:style-name="P3">Screen – Large 100mm scratch top left screen, does not impact function of screen</text:p>
        </text:list-item>
        <text:list-item>
          <text:p text:style-name="P3">Frame – General wear </text:p>
        </text:list-item>
      </text:list>
      <text:h text:style-name="P4" text:outline-level="2">DETAILS</text:h>
      <text:list text:style-name="L3">
        <text:list-item>
          <text:p text:style-name="P5">The <text:span text:style-name="T2">FINGER PRINT SENSOR</text:span><text:span text:style-name="T1"> has been bent inwards to the frame causing it to look recessed in. This however does not impact functionality</text:span><text:span text:style-name="T1"><text:note text:id="ftn0" text:note-class="footnote"><text:note-citation>1</text:note-citation><text:note-body><text:p text:style-name="Footnote"><text:span text:style-name="T3">EXHIBIT</text:span><text:span text:style-name="T4">: </text:span>DELL9380-20251224-IMG_8467</text:p></text:note-body></text:note></text:span><text:span text:style-name="T1"><text:note text:id="ftn1" text:note-class="footnote"><text:note-citation>2</text:note-citation><text:note-body><text:p text:style-name="Footnote"><text:span text:style-name="T3">EXHIBIT</text:span><text:span text:style-name="T4">: </text:span>DELL9380-20251224-IMG_8470</text:p></text:note-body></text:note></text:span><text:span text:style-name="T1">.</text:span></text:p>
        </text:list-item>
        <text:list-item>
          <text:p text:style-name="P6">The main <text:span text:style-name="T2">DISPLAY/SCREEN</text:span> has a large 100mm (<text:span text:style-name="T5">approximate)</text:span><text:span text:style-name="T6"> </text:span><text:span text:style-name="T7">scratch deep enough to be visible with direct white light. Damage does not cause any issues with display output.</text:span></text:p>
        </text:list-item>
        <text:list-item>
          <text:p text:style-name="P7">The <text:span text:style-name="T2">FRAME </text:span>and <text:span text:style-name="T2">CHASIS</text:span> has general use wear. Dents<text:note text:id="ftn2" text:note-class="footnote"><text:note-citation>3</text:note-citation><text:note-body><text:p text:style-name="P8">EXHIBIT<text:span text:style-name="T1">: DELL9380-20251224-IMG_8468</text:span></text:p></text:note-body></text:note> seen on side of case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Bold Italic" style:font-family-generic="roman" style:font-pitch="variable"/>
    <style:font-face style:name="Georgia3" svg:font-family="Georgia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orgia3" fo:font-family="Georgia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Georgia1" fo:font-family="Georgia" style:font-style-name="Bold" style:font-family-generic="roman" style:font-pitch="variable" fo:font-size="14pt" fo:font-weight="bold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Georgia2" fo:font-family="Georgia" style:font-style-name="Bold Italic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>
      <text:footnote-continuation-notice-backward>DDD</text:footnote-continuation-notice-backward>
    </text:notes-configuration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4*"/>
    </style:style>
    <style:style style:name="Table1.C" style:family="table-column">
      <style:table-column-properties style:rel-column-width="21846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Georgia" fo:font-size="14pt" fo:font-weight="bold" officeooo:rsid="0005b814" officeooo:paragraph-rsid="0005b814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weight="bold" officeooo:rsid="00075674" officeooo:paragraph-rsid="00075674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tyle="italic" officeooo:rsid="0005b814" officeooo:paragraph-rsid="0005b814" style:font-style-asian="italic" style:font-style-complex="italic"/>
    </style:style>
    <style:style style:name="MP4" style:family="paragraph" style:parent-style-name="Preformatted_20_Text">
      <style:paragraph-properties fo:text-align="end" style:justify-single-word="false"/>
      <style:text-properties officeooo:rsid="0005b814" officeooo:paragraph-rsid="0005b814"/>
    </style:style>
    <style:style style:name="MP5" style:family="paragraph" style:parent-style-name="Preformatted_20_Text">
      <style:paragraph-properties fo:text-align="center" style:justify-single-word="false"/>
    </style:style>
    <style:style style:name="MP6" style:family="paragraph" style:parent-style-name="Preformatted_20_Text">
      <style:paragraph-properties fo:text-align="center" style:justify-single-word="false"/>
      <style:text-properties fo:font-weight="bold" officeooo:rsid="0008f783" officeooo:paragraph-rsid="0008f783" style:font-weight-asian="bold" style:font-weight-complex="bold"/>
    </style:style>
    <style:style style:name="MT1" style:family="text">
      <style:text-properties officeooo:rsid="000114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TLE</text:p>
      </style:header>
      <style:header-first>
        <text:p text:style-name="MP2">DELL9380 – FAULT SHEET</text:p>
      </style:header-first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Table_20_Contents"><text:page-number text:select-page="current">2</text:page-number><text:s/><text:span text:style-name="MT1">of </text:span><text:span text:style-name="MT1"><text:page-count>1</text:page-count></text:span></text:p>
            </table:table-cell>
            <table:table-cell table:style-name="Table1.A1" office:value-type="string">
              <text:p text:style-name="MP3">4248 Internal </text:p>
            </table:table-cell>
            <table:table-cell table:style-name="Table1.A1" office:value-type="string">
              <text:p text:style-name="MP4">TITLE</text:p>
            </table:table-cell>
          </table:table-row>
        </table:table>
        <text:p text:style-name="Footer"/>
      </style:footer>
      <style:footer-first>
        <text:p text:style-name="MP5">DELL9380</text:p>
        <text:p text:style-name="MP6">© 2025 0x4248</text:p>
      </style:footer-first>
    </style:master-page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8:26:30.373926000</meta:creation-date>
    <meta:editing-duration>PT6M51S</meta:editing-duration>
    <meta:editing-cycles>2</meta:editing-cycles>
    <meta:generator>LibreOffice/25.2.3.2$MacOSX_AARCH64 LibreOffice_project/bbb074479178df812d175f709636b368952c2ce3</meta:generator>
    <dc:title>Base</dc:title>
    <dc:date>2026-01-05T18:44:10.633131000</dc:date>
    <meta:document-statistic meta:table-count="1" meta:image-count="0" meta:object-count="0" meta:page-count="1" meta:paragraph-count="21" meta:word-count="122" meta:character-count="790" meta:non-whitespace-character-count="691"/>
    <meta:template xlink:type="simple" xlink:actuate="onRequest" xlink:title="Base" xlink:href="../../../../../../../../../../../Library/Application%20Support/LibreOffice/4/user/template/Base.ott" meta:date="2026-01-05T18:26:29.656883000"/>
  </office:meta>
</office:document-meta>
</file>